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7.40833333333333cm"/>
    </style:style>
    <style:style style:name="co2" style:family="table-column">
      <style:table-column-properties fo:break-before="auto" style:column-width="6.9215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318cm" style:use-optimal-column-width="true"/>
    </style:style>
    <style:style style:name="co7" style:family="table-column">
      <style:table-column-properties fo:break-before="auto" style:column-width="2.56116666666667cm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6.477cm" style:use-optimal-column-width="true"/>
    </style:style>
    <style:style style:name="co15" style:family="table-column">
      <style:table-column-properties fo:break-before="auto" style:column-width="7.112cm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10.3505cm"/>
    </style:style>
    <style:style style:name="co18" style:family="table-column">
      <style:table-column-properties fo:break-before="auto" style:column-width="5.22816666666667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3]" table:style-name="ce1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1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1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_GAUCHE (int32) ToF_AVANT_DROIT (int32) ToF_LATERAL_ARRIERE_GAUCHE (int32) ToF_LATERAL_ARRIERE_DROIT (int32) ToF_ARRIERE_GAUCHE (int32) ToF_ARRIERE_DROITE (int32) ToF_FOURCHE_GAUCHE (int32) ToF_FOURCHE_DROITE (int32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num</text:p>
          </table:table-cell>
          <table:table-cell office:value-type="string" table:style-name="ce1">
            <text:p>enum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6]" table:style-name="ce1">
            <text:p>8</text:p>
          </table:table-cell>
          <table:table-cell table:style-name="ce1"/>
          <table:table-cell office:value-type="string" table:style-name="ce1">
            <text:p>ACTUATOR_POSITION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ACT_Y (float) ACT_Z (float) ACT_THETA (float)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VIOLET (0x00)</text:p>
          </table:table-cell>
          <table:table-cell office:value-type="string" table:style-name="ce1">
            <text:p>Le robot part du côté viole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JAUNE (0x01)</text:p>
          </table:table-cell>
          <table:table-cell office:value-type="string" table:style-name="ce1">
            <text:p>Le robot part du côté jaun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_ACTIONNEUR</text:p>
          </table:table-cell>
          <table:table-cell office:value-type="string" table:style-name="ce1">
            <text:p>OK (0x00)</text:p>
          </table:table-cell>
          <table:table-cell office:value-type="string" table:style-name="ce1">
            <text:p>Tout va bie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TEPPER_BLOCKED (0x01)</text:p>
          </table:table-cell>
          <table:table-cell office:value-type="string" table:style-name="ce1">
            <text:p>Moteur pas à pas bloqué physiqu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BLOCKED (0x02)</text:p>
          </table:table-cell>
          <table:table-cell office:value-type="string" table:style-name="ce1">
            <text:p>Un des AX12 a retourné une erreur "OVERLOAD" ou "OVERHEAT"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AX12_ERR (0x04)</text:p>
          </table:table-cell>
          <table:table-cell office:value-type="string" table:style-name="ce1">
            <text:p>Un des AX12 a retourné une autre erreu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ANUAL_STOP (0x08)</text:p>
          </table:table-cell>
          <table:table-cell office:value-type="string" table:style-name="ce1">
            <text:p>L'arrêt a été explicitement demandé durant l'exécu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REACHABLE (0x10)</text:p>
          </table:table-cell>
          <table:table-cell office:value-type="string" table:style-name="ce1">
            <text:p>La position donnée comme consigne n'est pas ateignabl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_ERR (0x20)</text:p>
          </table:table-cell>
          <table:table-cell office:value-type="string" table:style-name="ce1">
            <text:p>Un des capteurs est H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NO_DETECTION (0x40)</text:p>
          </table:table-cell>
          <table:table-cell office:value-type="string" table:style-name="ce1">
            <text:p>Le palet n'a pas été vu lors du passage, le mouvement a été tenté à la position par défau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OVE_TIMED_OUT (0x80)</text:p>
          </table:table-cell>
          <table:table-cell office:value-type="string" table:style-name="ce1">
            <text:p>Le mouvement ne s'est pas terminé pendant le temps imparti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IGHT_LIGHTS_MODE</text:p>
          </table:table-cell>
          <table:table-cell office:value-type="string" table:style-name="ce1">
            <text:p>OFF (0x00)</text:p>
          </table:table-cell>
          <table:table-cell office:value-type="string" table:style-name="ce1">
            <text:p>Feux éteint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LOW (0x01)</text:p>
          </table:table-cell>
          <table:table-cell office:value-type="string" table:style-name="ce1">
            <text:p>Feux de posi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MEDIUM (0x02)</text:p>
          </table:table-cell>
          <table:table-cell office:value-type="string" table:style-name="ce1">
            <text:p>Feux de crois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HIGH (0x03)</text:p>
          </table:table-cell>
          <table:table-cell office:value-type="string" table:style-name="ce1">
            <text:p>Feux de rout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a gauch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Z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Positif : fourche translatée vers le ha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T_THETA</text:p>
          </table:table-cell>
          <table:table-cell office:value-type="string" table:style-name="ce1">
            <text:p>deg</text:p>
          </table:table-cell>
          <table:table-cell office:value-type="string" table:style-name="ce1">
            <text:p>Positif : fourche pointant vers le haut. Zéro : fourche horizontale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Format des données de capteur (int32)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Valeurs réservé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Capteur HS (débranché, brûlé, noyé, etc…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Pas de nouvelle mesure effectuée pour l'instant (si une valeur est nécessaire, utiliser celle donnée dans la trame précédent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Obstacle trop proche pour effectuer une mesure précise (si une valeur est nécessaire, utiliser le minimum qui ait du sens.<text:s/><text:span text:style-name="T2">Non</text:span><text:s/>utilisable pour un recalage dynamique sur bord de table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Aucun obstacle détecté, on fonçe !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6">
            <text:p>Autres valeu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x04 -&gt; MAX_INT32</text:p>
          </table:table-cell>
          <table:table-cell office:value-type="string" table:style-name="ce1">
            <text:p>Distance de l'obstacle détecté, en mm</text:p>
          </table:table-cell>
          <table:table-cell table:number-columns-repeated="16382" table:style-name="ce1"/>
        </table:table-row>
        <table:table-row table:number-rows-repeated="1048512" table:style-name="ro1">
          <table:table-cell table:number-columns-repeated="16384"/>
        </table:table-row>
      </table:table>
      <table:table table:name="Canaux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IS_MOVING_FORWARD (bool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2">
        <table:table-column table:style-name="co14" table:default-cell-style-name="ce1"/>
        <table:table-column table:style-name="co5" table:default-cell-style-name="ce1"/>
        <table:table-column table:style-name="co1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HOME</text:p>
          </table:table-cell>
          <table:table-cell office:value-type="string" table:style-name="ce1">
            <text:p>0x24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tour à la position "rangé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O_TO</text:p>
          </table:table-cell>
          <table:table-cell office:value-type="string" table:style-name="ce1">
            <text:p>0x25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L'actionneur se rend à la position indiqué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FIND_PUCK</text:p>
          </table:table-cell>
          <table:table-cell office:value-type="string" table:style-name="ce1">
            <text:p>0x2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DE_RETOUR_ACTIONNEUR (int32)</text:p>
          </table:table-cell>
          <table:table-cell office:value-type="string" table:style-name="ce1">
            <text:p>Recherche du palet avec les capteurs de fourche et positionnement de la fourche en face du palet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Ordres_courts" table:style-name="ta2"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AJECTORY_POINT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TRAJECTORY_POINT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 point d'indice INDEX par celui donné en argu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LETE_TRAJECTORY_POINTS</text:p>
          </table:table-cell>
          <table:table-cell office:value-type="string" table:style-name="ce1">
            <text:p>0x86</text:p>
          </table:table-cell>
          <table:table-cell office:value-type="string" table:style-name="ce1">
            <text:p>INDEX (int32)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Tous les points dont l'indice est supérieur ou égal à l'indice en paramètre doivent être détruits (ils ne font plus partis de la trajectoir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SCORE</text:p>
          </table:table-cell>
          <table:table-cell office:value-type="string" table:style-name="ce1">
            <text:p>0x87</text:p>
          </table:table-cell>
          <table:table-cell office:value-type="string" table:style-name="ce1">
            <text:p>SCOR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score affiché sur le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NIGHT_LIGHTS</text:p>
          </table:table-cell>
          <table:table-cell office:value-type="string" table:style-name="ce1">
            <text:p>0x88</text:p>
          </table:table-cell>
          <table:table-cell office:value-type="string" table:style-name="ce1">
            <text:p>NIGHT_LIGHTS_MODE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phare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WARNINGS</text:p>
          </table:table-cell>
          <table:table-cell office:value-type="string" table:style-name="ce1">
            <text:p>0x89</text:p>
          </table:table-cell>
          <table:table-cell office:value-type="string" table:style-name="ce1">
            <text:p>ENABLE (Bool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'allumage des feux de détr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STOP</text:p>
          </table:table-cell>
          <table:table-cell office:value-type="string" table:style-name="ce1">
            <text:p>0x8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rrêt immédiat de l'actionneu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CTUATOR_GET_POSITION</text:p>
          </table:table-cell>
          <table:table-cell office:value-type="string" table:style-name="ce1">
            <text:p>0x8B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CT_POS</text:p>
          </table:table-cell>
          <table:table-cell office:value-type="string" table:style-name="ce1">
            <text:p>Donne la position courante de l'actionneu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C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POSITION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Donne la position courante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RECTION_ANGL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ANGLE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directement l'angle de l'AX12 de direc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1 (float) K2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0xA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2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A3</text:p>
          </table:table-cell>
          <table:table-cell table:number-columns-repeated="16382" table:style-name="ce1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Sylvain Gaultier</dc:creator>
    <meta:creation-date>2018-03-17T10:41:51Z</meta:creation-date>
    <dc:date>2019-04-02T22:32:43Z</dc:date>
    <meta:editing-cycles>11</meta:editing-cycles>
    <meta:editing-duration>PT6224S</meta:editing-duration>
  </office:meta>
</office:document-meta>
</file>